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0a0d1" officeooo:paragraph-rsid="0010a0d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0a0d1" officeooo:paragraph-rsid="0010a0d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a0d1" officeooo:paragraph-rsid="0010a0d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6204" officeooo:paragraph-rsid="0011620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0a0d1" officeooo:paragraph-rsid="0010a0d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800000" fo:font-size="14pt" style:text-underline-style="none" fo:font-weight="normal" officeooo:rsid="00116204" officeooo:paragraph-rsid="0011620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116204" style:font-size-asian="10pt"/>
    </style:style>
    <style:style style:name="T3" style:family="text">
      <style:text-properties style:font-name="Monospace" fo:font-size="10pt" style:font-size-asian="10pt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PPORT <text:s/>TP#3 INF2010</text:p>
      <text:p text:style-name="P5"/>
      <text:p text:style-name="P1">Valentin Bouis 1733927</text:p>
      <text:p text:style-name="P1">Louis Lucas 1770309</text:p>
      <text:p text:style-name="P1"/>
      <text:p text:style-name="P1"/>
      <text:p text:style-name="P2">Question 1</text:p>
      <text:p text:style-name="P2"/>
      <text:p text:style-name="P3">a) </text:p>
      <text:p text:style-name="P3"><draw:frame draw:style-name="fr1" draw:name="Object1" text:anchor-type="paragraph" svg:width="8.5in" svg:height="4.54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b) La raison pour laquelle nous avons choisi p = 46 337 est que ce nombre est premier, il évite ainsi (comme vu en cours) qu’une insertion soit impossible (collisions infinies). </text:p>
      <text:p text:style-name="P4">Le plus facile pour vérifier la quantité de donné possible pour cette valeur de p est de tourner le programme de la question 1 plus longtemps, on obtient :</text:p>
      <text:p text:style-name="P4"/>
      <text:p text:style-name="P4"><text:span text:style-name="T1">32210<text:tab/>45908</text:span></text:p>
      <text:p text:style-name="P7"><text:span text:style-name="T1">32310<text:tab/>45980</text:span></text:p>
      <text:p text:style-name="P7"><text:span text:style-name="T1">32410<text:tab/>45922<text:tab/><text:tab/><text:tab/><text:tab/></text:span></text:p>
      <text:p text:style-name="P7"><text:span text:style-name="T1">32510<text:tab/>46150</text:span></text:p>
      <text:p text:style-name="P7"><text:span text:style-name="T1">32610<text:tab/>46220<text:tab/><text:tab/><text:tab/></text:span><text:span text:style-name="T2">On peut ainsi aller jusqu’a 32810 données environ.</text:span></text:p>
      <text:p text:style-name="P7"><text:span text:style-name="T1">32710<text:tab/>46328<text:tab/><text:tab/><text:tab/></text:span><text:span text:style-name="T2">Notre code ne reflète pas vraiment cela puisque nous</text:span></text:p>
      <text:p text:style-name="P7"><text:span text:style-name="T1">32810 46242<text:tab/><text:tab/><text:tab/></text:span><text:span text:style-name="T2">traitons avec beaucoup moins de valeurs</text:span></text:p>
      <text:p text:style-name="P8"><text:span text:style-name="T3">32910<text:tab/>46476</text:span></text:p>
      <text:p text:style-name="P6"><text:span text:style-name="T3">33010<text:tab/>4657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1:19:15.924693709</meta:creation-date>
    <dc:date>2018-02-26T11:42:24.200647960</dc:date>
    <meta:editing-duration>PT12M58S</meta:editing-duration>
    <meta:editing-cycles>1</meta:editing-cycles>
    <meta:document-statistic meta:table-count="0" meta:image-count="0" meta:object-count="1" meta:page-count="1" meta:paragraph-count="16" meta:word-count="113" meta:character-count="661" meta:non-whitespace-character-count="55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9cm" svg:height="11.547cm" xlink:href="." xlink:type="simple" chart:class="chart:scatter" chart:style-name="ch1">
        <chart:title svg:x="5.988cm" svg:y="0.366cm" chart:style-name="ch2">
          <text:p>Espace occupé par LinearSpacePerfectHashing</text:p>
        </chart:title>
        <chart:plot-area chart:style-name="ch3" chart:data-source-has-labels="both" svg:x="1.442cm" svg:y="1.375cm" svg:width="19.716cm" svg:height="8.961cm">
          <chartooo:coordinate-region svg:x="2.249cm" svg:y="1.574cm" svg:width="18.629cm" svg:height="8.115cm"/>
          <chart:axis chart:dimension="x" chart:name="primary-x" chart:style-name="ch4" chartooo:axis-type="auto">
            <chart:title svg:x="9.84cm" svg:y="10.566cm" chart:style-name="ch5">
              <text:p>Nombre d'éléments</text:p>
            </chart:title>
            <chart:categories table:cell-range-address="local-table.$A$2:.$A$41"/>
          </chart:axis>
          <chart:axis chart:dimension="y" chart:name="primary-y" chart:style-name="ch4">
            <chart:title svg:x="0.451cm" svg:y="6.944cm" chart:style-name="ch6">
              <text:p>Espace alloué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